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3" table:default-cell-style-name="ce5"/>
        <table:table-column table:style-name="co1" table:number-columns-repeated="3" table:default-cell-style-name="Default"/>
        <table:table-row table:style-name="ro1" table:number-rows-repeated="7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 office:value-type="string" calcext:value-type="string">
            <text:p>gmres</text:p>
          </table:table-cell>
          <table:table-cell table:style-name="Default" office:value-type="string" calcext:value-type="string">
            <text:p>gmres rei</text:p>
          </table:table-cell>
          <table:table-cell table:style-name="Default" office:value-type="string" calcext:value-type="string">
            <text:p>gmres pre</text:p>
          </table:table-cell>
          <table:table-cell office:value-type="string" calcext:value-type="string">
            <text:p>gmres p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539.28/1000000" office:value-type="float" office:value="0.00053928" calcext:value-type="float">
            <text:p>0.00053928</text:p>
          </table:table-cell>
          <table:table-cell table:formula="of:=269.61/1000000" office:value-type="float" office:value="0.00026961" calcext:value-type="float">
            <text:p>0.00026961</text:p>
          </table:table-cell>
          <table:table-cell table:formula="of:=401.31/1000000" office:value-type="float" office:value="0.00040131" calcext:value-type="float">
            <text:p>0.00040131</text:p>
          </table:table-cell>
          <table:table-cell table:style-name="ce5" table:formula="of:=313.36/1000000" office:value-type="float" office:value="0.00031336" calcext:value-type="float">
            <text:p>0.000313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formula="of:=528.82/1000000" office:value-type="float" office:value="0.00052882" calcext:value-type="float">
            <text:p>0.00052882</text:p>
          </table:table-cell>
          <table:table-cell table:formula="of:=267.33/1000000" office:value-type="float" office:value="0.00026733" calcext:value-type="float">
            <text:p>0.00026733</text:p>
          </table:table-cell>
          <table:table-cell table:formula="of:=496.49/1000000" office:value-type="float" office:value="0.00049649" calcext:value-type="float">
            <text:p>0.00049649</text:p>
          </table:table-cell>
          <table:table-cell table:style-name="ce5" table:formula="of:=400.17/1000000" office:value-type="float" office:value="0.00040017" calcext:value-type="float">
            <text:p>0.0004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949.1/1000000" office:value-type="float" office:value="0.0009491" calcext:value-type="float">
            <text:p>0.0009491</text:p>
          </table:table-cell>
          <table:table-cell table:formula="of:=370.5/1000000" office:value-type="float" office:value="0.0003705" calcext:value-type="float">
            <text:p>0.0003705</text:p>
          </table:table-cell>
          <table:table-cell table:formula="of:=806.48/1000000" office:value-type="float" office:value="0.00080648" calcext:value-type="float">
            <text:p>0.00080648</text:p>
          </table:table-cell>
          <table:table-cell table:style-name="ce5" table:formula="of:=679.8/1000000" office:value-type="float" office:value="0.0006798" calcext:value-type="float">
            <text:p>0.00067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formula="of:=1.429/1000" office:value-type="float" office:value="0.001429" calcext:value-type="float">
            <text:p>0.001429</text:p>
          </table:table-cell>
          <table:table-cell table:formula="of:=590.67/1000000" office:value-type="float" office:value="0.00059067" calcext:value-type="float">
            <text:p>0.00059067</text:p>
          </table:table-cell>
          <table:table-cell table:formula="of:=7.017/1000" office:value-type="float" office:value="0.007017" calcext:value-type="float">
            <text:p>0.007017</text:p>
          </table:table-cell>
          <table:table-cell table:style-name="ce5" table:formula="of:=1.202/1000" office:value-type="float" office:value="0.001202" calcext:value-type="float">
            <text:p>0.0012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formula="of:=2.637/1000" office:value-type="float" office:value="0.002637" calcext:value-type="float">
            <text:p>0.002637</text:p>
          </table:table-cell>
          <table:table-cell table:formula="of:=1.429/1000" office:value-type="float" office:value="0.001429" calcext:value-type="float">
            <text:p>0.001429</text:p>
          </table:table-cell>
          <table:table-cell table:formula="of:=13.556/1000" office:value-type="float" office:value="0.013556" calcext:value-type="float">
            <text:p>0.013556</text:p>
          </table:table-cell>
          <table:table-cell table:style-name="ce5" table:formula="of:=2.669/1000" office:value-type="float" office:value="0.002669" calcext:value-type="float">
            <text:p>0.00266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mres re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359.85/1000000" office:value-type="float" office:value="0.00035985" calcext:value-type="float">
            <text:p>0.00035985</text:p>
          </table:table-cell>
          <table:table-cell table:formula="of:=278.13/1000000" office:value-type="float" office:value="0.00027813" calcext:value-type="float">
            <text:p>0.00027813</text:p>
          </table:table-cell>
          <table:table-cell table:formula="of:=342.91/1000000" office:value-type="float" office:value="0.00034291" calcext:value-type="float">
            <text:p>0.00034291</text:p>
          </table:table-cell>
          <table:table-cell table:style-name="ce5" table:formula="of:=269.61/1000000" office:value-type="float" office:value="0.00026961" calcext:value-type="float">
            <text:p>0.00026961</text:p>
          </table:table-cell>
          <table:table-cell table:style-name="ce5" table:formula="of:=207.41/1000000" office:value-type="float" office:value="0.00020741" calcext:value-type="float">
            <text:p>0.00020741</text:p>
          </table:table-cell>
          <table:table-cell table:style-name="ce5" table:formula="of:=235.42/1000000" office:value-type="float" office:value="0.00023542" calcext:value-type="float">
            <text:p>0.00023542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formula="of:=329.1/1000000" office:value-type="float" office:value="0.0003291" calcext:value-type="float">
            <text:p>0.0003291</text:p>
          </table:table-cell>
          <table:table-cell table:formula="of:=303.86/1000000" office:value-type="float" office:value="0.00030386" calcext:value-type="float">
            <text:p>0.00030386</text:p>
          </table:table-cell>
          <table:table-cell table:formula="of:=332.71/1000000" office:value-type="float" office:value="0.00033271" calcext:value-type="float">
            <text:p>0.00033271</text:p>
          </table:table-cell>
          <table:table-cell table:style-name="ce5" table:formula="of:=267.33/1000000" office:value-type="float" office:value="0.00026733" calcext:value-type="float">
            <text:p>0.00026733</text:p>
          </table:table-cell>
          <table:table-cell table:style-name="ce5" table:formula="of:=314.45/1000000" office:value-type="float" office:value="0.00031445" calcext:value-type="float">
            <text:p>0.00031445</text:p>
          </table:table-cell>
          <table:table-cell table:style-name="ce5" table:formula="of:=364/1000000" office:value-type="float" office:value="0.000364" calcext:value-type="float">
            <text:p>0.000364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747.1/1000000" office:value-type="float" office:value="0.0007471" calcext:value-type="float">
            <text:p>0.0007471</text:p>
          </table:table-cell>
          <table:table-cell table:formula="of:=410.35/1000000" office:value-type="float" office:value="0.00041035" calcext:value-type="float">
            <text:p>0.00041035</text:p>
          </table:table-cell>
          <table:table-cell table:formula="of:=543.81/1000000" office:value-type="float" office:value="0.00054381" calcext:value-type="float">
            <text:p>0.00054381</text:p>
          </table:table-cell>
          <table:table-cell table:style-name="ce5" table:formula="of:=370.5/1000000" office:value-type="float" office:value="0.0003705" calcext:value-type="float">
            <text:p>0.0003705</text:p>
          </table:table-cell>
          <table:table-cell table:style-name="ce5" table:formula="of:=506.33/1000000" office:value-type="float" office:value="0.00050633" calcext:value-type="float">
            <text:p>0.00050633</text:p>
          </table:table-cell>
          <table:table-cell table:style-name="ce5" table:formula="of:=578.77/1000000" office:value-type="float" office:value="0.00057877" calcext:value-type="float">
            <text:p>0.00057877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formula="of:=659.3/1000000" office:value-type="float" office:value="0.0006593" calcext:value-type="float">
            <text:p>0.0006593</text:p>
          </table:table-cell>
          <table:table-cell table:formula="of:=612.51/1000000" office:value-type="float" office:value="0.00061251" calcext:value-type="float">
            <text:p>0.00061251</text:p>
          </table:table-cell>
          <table:table-cell table:formula="of:=740.65/1000000" office:value-type="float" office:value="0.00074065" calcext:value-type="float">
            <text:p>0.00074065</text:p>
          </table:table-cell>
          <table:table-cell table:style-name="ce5" table:formula="of:=590.67/1000000" office:value-type="float" office:value="0.00059067" calcext:value-type="float">
            <text:p>0.00059067</text:p>
          </table:table-cell>
          <table:table-cell table:style-name="ce5" table:formula="of:=739.61/1000000" office:value-type="float" office:value="0.00073961" calcext:value-type="float">
            <text:p>0.00073961</text:p>
          </table:table-cell>
          <table:table-cell table:style-name="ce5" table:formula="of:=940.22/1000000" office:value-type="float" office:value="0.00094022" calcext:value-type="float">
            <text:p>0.00094022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formula="of:=1.452/1000" office:value-type="float" office:value="0.001452" calcext:value-type="float">
            <text:p>0.001452</text:p>
          </table:table-cell>
          <table:table-cell table:formula="of:=1.266/1000" office:value-type="float" office:value="0.001266" calcext:value-type="float">
            <text:p>0.001266</text:p>
          </table:table-cell>
          <table:table-cell table:formula="of:=1.499/1000" office:value-type="float" office:value="0.001499" calcext:value-type="float">
            <text:p>0.001499</text:p>
          </table:table-cell>
          <table:table-cell table:style-name="ce5" table:formula="of:=1.429/1000" office:value-type="float" office:value="0.001429" calcext:value-type="float">
            <text:p>0.001429</text:p>
          </table:table-cell>
          <table:table-cell table:style-name="ce5" table:formula="of:=1.374/1000" office:value-type="float" office:value="0.001374" calcext:value-type="float">
            <text:p>0.001374</text:p>
          </table:table-cell>
          <table:table-cell table:style-name="ce5" table:formula="of:=1.839/1000" office:value-type="float" office:value="0.001839" calcext:value-type="float">
            <text:p>0.001839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mres pre</text:p>
          </table:table-cell>
          <table:table-cell table:style-name="ce6" office:value-type="string" calcext:value-type="string">
            <text:p>Jacobi</text:p>
          </table:table-cell>
          <table:table-cell table:style-name="ce6" office:value-type="string" calcext:value-type="string">
            <text:p>Gauss-Seidel</text:p>
          </table:table-cell>
          <table:table-cell table:style-name="ce6" office:value-type="string" calcext:value-type="string">
            <text:p>S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1.482/1000" office:value-type="float" office:value="0.001482" calcext:value-type="float">
            <text:p>0.001482</text:p>
          </table:table-cell>
          <table:table-cell table:formula="of:=390.82/1000000" office:value-type="float" office:value="0.00039082" calcext:value-type="float">
            <text:p>0.00039082</text:p>
          </table:table-cell>
          <table:table-cell table:formula="of:=401.31/1000000" office:value-type="float" office:value="0.00040131" calcext:value-type="float">
            <text:p>0.000401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formula="of:=1.554/1000" office:value-type="float" office:value="0.001554" calcext:value-type="float">
            <text:p>0.001554</text:p>
          </table:table-cell>
          <table:table-cell table:formula="of:=488.03/1000000" office:value-type="float" office:value="0.00048803" calcext:value-type="float">
            <text:p>0.00048803</text:p>
          </table:table-cell>
          <table:table-cell table:formula="of:=496.49/1000000" office:value-type="float" office:value="0.00049649" calcext:value-type="float">
            <text:p>0.000496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3.805/1000" office:value-type="float" office:value="0.003805" calcext:value-type="float">
            <text:p>0.003805</text:p>
          </table:table-cell>
          <table:table-cell table:formula="of:=785.33/1000000" office:value-type="float" office:value="0.00078533" calcext:value-type="float">
            <text:p>0.00078533</text:p>
          </table:table-cell>
          <table:table-cell table:formula="of:=806.48/1000000" office:value-type="float" office:value="0.00080648" calcext:value-type="float">
            <text:p>0.000806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formula="of:=6.97/1000" office:value-type="float" office:value="0.00697" calcext:value-type="float">
            <text:p>0.00697</text:p>
          </table:table-cell>
          <table:table-cell table:formula="of:=6.998/1000" office:value-type="float" office:value="0.006998" calcext:value-type="float">
            <text:p>0.006998</text:p>
          </table:table-cell>
          <table:table-cell table:formula="of:=7.017/1000" office:value-type="float" office:value="0.007017" calcext:value-type="float">
            <text:p>0.0070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formula="of:=12.808/1000" office:value-type="float" office:value="0.012808" calcext:value-type="float">
            <text:p>0.012808</text:p>
          </table:table-cell>
          <table:table-cell table:formula="of:=12.78/1000" office:value-type="float" office:value="0.01278" calcext:value-type="float">
            <text:p>0.01278</text:p>
          </table:table-cell>
          <table:table-cell table:formula="of:=13.556/1000" office:value-type="float" office:value="0.013556" calcext:value-type="float">
            <text:p>0.01355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mres prerei</text:p>
          </table:table-cell>
          <table:table-cell table:style-name="ce6" office:value-type="string" calcext:value-type="string">
            <text:p>Jacobi</text:p>
          </table:table-cell>
          <table:table-cell table:style-name="ce6" office:value-type="string" calcext:value-type="string">
            <text:p>Gauss-Seidel</text:p>
          </table:table-cell>
          <table:table-cell table:style-name="ce6" office:value-type="string" calcext:value-type="string">
            <text:p>S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582.39/1000000" office:value-type="float" office:value="0.00058239" calcext:value-type="float">
            <text:p>0.00058239</text:p>
          </table:table-cell>
          <table:table-cell table:formula="of:=302.64/1000000" office:value-type="float" office:value="0.00030264" calcext:value-type="float">
            <text:p>0.00030264</text:p>
          </table:table-cell>
          <table:table-cell table:formula="of:=313.36/1000000" office:value-type="float" office:value="0.00031336" calcext:value-type="float">
            <text:p>0.00031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formula="of:=646.39/1000000" office:value-type="float" office:value="0.00064639" calcext:value-type="float">
            <text:p>0.00064639</text:p>
          </table:table-cell>
          <table:table-cell table:formula="of:=388.42/1000000" office:value-type="float" office:value="0.00038842" calcext:value-type="float">
            <text:p>0.00038842</text:p>
          </table:table-cell>
          <table:table-cell table:formula="of:=400.17/1000000" office:value-type="float" office:value="0.00040017" calcext:value-type="float">
            <text:p>0.000400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1.054/1000" office:value-type="float" office:value="0.001054" calcext:value-type="float">
            <text:p>0.001054</text:p>
          </table:table-cell>
          <table:table-cell table:formula="of:=663.5/1000000" office:value-type="float" office:value="0.0006635" calcext:value-type="float">
            <text:p>0.0006635</text:p>
          </table:table-cell>
          <table:table-cell table:formula="of:=679.8/1000000" office:value-type="float" office:value="0.0006798" calcext:value-type="float">
            <text:p>0.00067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formula="of:=1.495/1000" office:value-type="float" office:value="0.001495" calcext:value-type="float">
            <text:p>0.001495</text:p>
          </table:table-cell>
          <table:table-cell table:formula="of:=1.177/1000" office:value-type="float" office:value="0.001177" calcext:value-type="float">
            <text:p>0.001177</text:p>
          </table:table-cell>
          <table:table-cell table:formula="of:=1.202/1000" office:value-type="float" office:value="0.001202" calcext:value-type="float">
            <text:p>0.0012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formula="of:=2.908/1000" office:value-type="float" office:value="0.002908" calcext:value-type="float">
            <text:p>0.002908</text:p>
          </table:table-cell>
          <table:table-cell table:formula="of:=2.483/1000" office:value-type="float" office:value="0.002483" calcext:value-type="float">
            <text:p>0.002483</text:p>
          </table:table-cell>
          <table:table-cell table:formula="of:=2.669/1000" office:value-type="float" office:value="0.002669" calcext:value-type="float">
            <text:p>0.002669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rallel</text:p>
          </table:table-cell>
          <table:table-cell table:style-name="Default" table:number-columns-repeated="3"/>
          <table:table-cell office:value-type="string" calcext:value-type="string">
            <text:p>speed up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 office:value-type="string" calcext:value-type="string">
            <text:p>gmres rei</text:p>
          </table:table-cell>
          <table:table-cell table:style-name="Default" office:value-type="string" calcext:value-type="string">
            <text:p>gmres pr</text:p>
          </table:table-cell>
          <table:table-cell table:style-name="Default"/>
          <table:table-cell/>
          <table:table-cell office:value-type="string" calcext:value-type="string">
            <text:p>gmres rei</text:p>
          </table:table-cell>
          <table:table-cell office:value-type="string" calcext:value-type="string">
            <text:p>gmres pr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998.81/1000000" office:value-type="float" office:value="0.00099881" calcext:value-type="float">
            <text:p>0.00099881</text:p>
          </table:table-cell>
          <table:table-cell table:formula="of:=830.14/1000000" office:value-type="float" office:value="0.00083014" calcext:value-type="float">
            <text:p>0.00083014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5" table:formula="of:=[.G16]/[.D40]" office:value-type="float" office:value="0.269931218149598" calcext:value-type="float">
            <text:p>0.269931218149598</text:p>
          </table:table-cell>
          <table:table-cell table:style-name="ce5" table:formula="of:=[.F30]/[.E40]" office:value-type="float" office:value="0.377478497602814" calcext:value-type="float">
            <text:p>0.377478497602814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formula="of:=993.52/1000000" office:value-type="float" office:value="0.00099352" calcext:value-type="float">
            <text:p>0.00099352</text:p>
          </table:table-cell>
          <table:table-cell table:formula="of:=925.42/1000000" office:value-type="float" office:value="0.00092542" calcext:value-type="float">
            <text:p>0.00092542</text:p>
          </table:table-cell>
          <table:table-cell/>
          <table:table-cell office:value-type="float" office:value="256" calcext:value-type="float">
            <text:p>256</text:p>
          </table:table-cell>
          <table:table-cell table:style-name="ce5" table:formula="of:=[.G17]/[.D41]" office:value-type="float" office:value="0.269073596907964" calcext:value-type="float">
            <text:p>0.269073596907964</text:p>
          </table:table-cell>
          <table:table-cell table:style-name="ce5" table:formula="of:=[.F31]/[.E41]" office:value-type="float" office:value="0.432419874219274" calcext:value-type="float">
            <text:p>0.432419874219274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1.113/1000" office:value-type="float" office:value="0.001113" calcext:value-type="float">
            <text:p>0.001113</text:p>
          </table:table-cell>
          <table:table-cell table:formula="of:=1.211/1000" office:value-type="float" office:value="0.001211" calcext:value-type="float">
            <text:p>0.001211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5" table:formula="of:=[.G18]/[.D42]" office:value-type="float" office:value="0.33288409703504" calcext:value-type="float">
            <text:p>0.33288409703504</text:p>
          </table:table-cell>
          <table:table-cell table:style-name="ce5" table:formula="of:=[.F32]/[.E42]" office:value-type="float" office:value="0.561354252683732" calcext:value-type="float">
            <text:p>0.561354252683732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formula="of:=1.371/1000" office:value-type="float" office:value="0.001371" calcext:value-type="float">
            <text:p>0.001371</text:p>
          </table:table-cell>
          <table:table-cell table:formula="of:=1.79/1000" office:value-type="float" office:value="0.00179" calcext:value-type="float">
            <text:p>0.00179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5" table:formula="of:=[.G19]/[.D43]" office:value-type="float" office:value="0.430831509846827" calcext:value-type="float">
            <text:p>0.430831509846827</text:p>
          </table:table-cell>
          <table:table-cell table:style-name="ce5" table:formula="of:=[.F33]/[.E43]" office:value-type="float" office:value="0.671508379888268" calcext:value-type="float">
            <text:p>0.671508379888268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formula="of:=2.124/1000" office:value-type="float" office:value="0.002124" calcext:value-type="float">
            <text:p>0.002124</text:p>
          </table:table-cell>
          <table:table-cell table:formula="of:=3.094/1000" office:value-type="float" office:value="0.003094" calcext:value-type="float">
            <text:p>0.003094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5" table:formula="of:=[.G20]/[.D44]" office:value-type="float" office:value="0.672787193973635" calcext:value-type="float">
            <text:p>0.672787193973635</text:p>
          </table:table-cell>
          <table:table-cell table:style-name="ce5" table:formula="of:=[.F34]/[.E44]" office:value-type="float" office:value="0.862637362637363" calcext:value-type="float">
            <text:p>0.862637362637363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gmres rei</text:p>
          </table:table-cell>
          <table:table-cell office:value-type="string" calcext:value-type="string">
            <text:p>gmres pre</text:p>
          </table:table-cell>
        </table:table-row>
        <table:table-row table:style-name="ro1">
          <table:table-cell table:number-columns-repeated="2"/>
          <table:table-cell office:value-type="float" office:value="0.16803503036499" calcext:value-type="float">
            <text:p>0.16803503036499</text:p>
          </table:table-cell>
          <table:table-cell office:value-type="float" office:value="24.6735348701477" calcext:value-type="float">
            <text:p>24.6735348701477</text:p>
          </table:table-cell>
          <table:table-cell office:value-type="float" office:value="0.0135459899902344" calcext:value-type="float">
            <text:p>0.0135459899902344</text:p>
          </table:table-cell>
          <table:table-cell office:value-type="float" office:value="0.00414204597473145" calcext:value-type="float">
            <text:p>0.00414204597473145</text:p>
          </table:table-cell>
        </table:table-row>
        <table:table-row table:style-name="ro1">
          <table:table-cell table:number-columns-repeated="2"/>
          <table:table-cell office:value-type="float" office:value="0.204116106033325" calcext:value-type="float">
            <text:p>0.204116106033325</text:p>
          </table:table-cell>
          <table:table-cell office:value-type="float" office:value="11.4524929523468" calcext:value-type="float">
            <text:p>11.4524929523468</text:p>
          </table:table-cell>
          <table:table-cell office:value-type="float" office:value="0.125523805618286" calcext:value-type="float">
            <text:p>0.125523805618286</text:p>
          </table:table-cell>
          <table:table-cell office:value-type="float" office:value="0.0231289863586426" calcext:value-type="float">
            <text:p>0.0231289863586426</text:p>
          </table:table-cell>
        </table:table-row>
        <table:table-row table:style-name="ro1">
          <table:table-cell table:number-columns-repeated="2"/>
          <table:table-cell office:value-type="float" office:value="0.390172004699707" calcext:value-type="float">
            <text:p>0.390172004699707</text:p>
          </table:table-cell>
          <table:table-cell office:value-type="float" office:value="136.101883888245" calcext:value-type="float">
            <text:p>136.101883888245</text:p>
          </table:table-cell>
          <table:table-cell office:value-type="float" office:value="0.861466884613037" calcext:value-type="float">
            <text:p>0.861466884613037</text:p>
          </table:table-cell>
          <table:table-cell office:value-type="float" office:value="0.102435111999512" calcext:value-type="float">
            <text:p>0.102435111999512</text:p>
          </table:table-cell>
        </table:table-row>
        <table:table-row table:style-name="ro1">
          <table:table-cell table:number-columns-repeated="2"/>
          <table:table-cell office:value-type="float" office:value="0.780126094818115" calcext:value-type="float">
            <text:p>0.780126094818115</text:p>
          </table:table-cell>
          <table:table-cell office:value-type="float" office:value="711.240342855453" calcext:value-type="float">
            <text:p>711.240342855453</text:p>
          </table:table-cell>
          <table:table-cell office:value-type="float" office:value="3.11093592643738" calcext:value-type="float">
            <text:p>3.11093592643738</text:p>
          </table:table-cell>
          <table:table-cell office:value-type="float" office:value="0.306964159011841" calcext:value-type="float">
            <text:p>0.306964159011841</text:p>
          </table:table-cell>
        </table:table-row>
        <table:table-row table:style-name="ro1">
          <table:table-cell table:number-columns-repeated="2"/>
          <table:table-cell office:value-type="float" office:value="2.12331914901733" calcext:value-type="float">
            <text:p>2.12331914901733</text:p>
          </table:table-cell>
          <table:table-cell office:value-type="float" office:value="1203.13606500626" calcext:value-type="float">
            <text:p>1203.13606500626</text:p>
          </table:table-cell>
          <table:table-cell office:value-type="float" office:value="8.48727893829346" calcext:value-type="float">
            <text:p>8.48727893829346</text:p>
          </table:table-cell>
          <table:table-cell office:value-type="float" office:value="0.703182220458984" calcext:value-type="float">
            <text:p>0.703182220458984</text:p>
          </table:table-cell>
        </table:table-row>
        <table:table-row table:style-name="ro1">
          <table:table-cell table:number-columns-repeated="3"/>
          <table:table-cell office:value-type="float" office:value="247.011564970016" calcext:value-type="float">
            <text:p>247.0115649700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96.046154022217" calcext:value-type="float">
            <text:p>296.0461540222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38.895383119583" calcext:value-type="float">
            <text:p>438.89538311958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2:25:07.463580773</meta:creation-date>
    <dc:date>2024-05-25T19:42:53.832355122</dc:date>
    <meta:editing-duration>PT8H45M36S</meta:editing-duration>
    <meta:editing-cycles>6</meta:editing-cycles>
    <meta:generator>LibreOffice/7.3.7.2$Linux_X86_64 LibreOffice_project/30$Build-2</meta:generator>
    <meta:document-statistic meta:table-count="2" meta:cell-count="182" meta:object-count="0"/>
  </office:meta>
</office:document-meta>
</file>